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opacity="50%" draw:textarea-horizontal-align="center" draw:textarea-vertical-align="middle" draw:shadow-opacity="50%"/>
    </style:style>
    <style:style style:name="gr2" style:family="graphic" style:parent-style-name="standard">
      <style:graphic-properties draw:fill="none" draw:opacity="50%" draw:textarea-horizontal-align="right" draw:textarea-vertical-align="middle" draw:shadow-opacity="50%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color="#00ff00" fo:font-size="14pt"/>
    </style:style>
    <style:style style:name="T1" style:family="text">
      <style:text-properties fo:color="#000000" style:text-position="-36% 100%" fo:font-family="'Thorndale AMT', 'Times New Roman'" style:font-family-generic="roman" style:font-pitch="variable" fo:font-size="14pt" fo:language="none" fo:country="none" style:font-family-asian="Monospace" style:font-pitch-asian="fixed" style:language-asian="none" style:country-asian="none" style:font-family-complex="Monospace" style:font-pitch-complex="fixed" style:font-size-complex="21.2000007629395pt"/>
    </style:style>
    <style:style style:name="T2" style:family="text">
      <style:text-properties fo:font-size="14pt"/>
    </style:style>
    <style:style style:name="T3" style:family="text">
      <style:text-properties style:text-position="33% 100%" fo:font-family="Monospace" fo:font-size="14pt" fo:language="none" fo:country="none" style:font-family-asian="Monospace" style:language-asian="none" style:country-asian="none" style:font-family-complex="Monospace" style:font-size-complex="14pt"/>
    </style:style>
    <style:style style:name="T4" style:family="text">
      <style:text-properties fo:color="#000000" style:text-position="-36% 100%" fo:font-family="'Thorndale AMT', 'Times New Roman'" style:font-family-generic="roman" style:font-pitch="variable" fo:font-size="14pt" fo:language="none" fo:country="none" style:font-family-asian="Monospace" style:font-pitch-asian="fixed" style:language-asian="none" style:country-asian="none" style:font-family-complex="Monospace" style:font-pitch-complex="fixed" style:font-size-complex="21.200000762939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1.2cm" svg:height="1.2cm" svg:x="9.535cm" svg:y="2.835cm">
          <text:p text:style-name="P1">A</text:p>
        </draw:circle>
        <draw:circle draw:style-name="gr2" draw:text-style-name="P1" draw:layer="layout" svg:width="1.2cm" svg:height="1.2cm" svg:x="6.535cm" svg:y="5.635cm">
          <text:p text:style-name="P1">B<text:span text:style-name="T1">1</text:span></text:p>
        </draw:circle>
        <draw:circle draw:style-name="gr1" draw:text-style-name="P2" draw:layer="layout" svg:width="1.2cm" svg:height="1.2cm" svg:x="9.535cm" svg:y="5.535cm">
          <text:p text:style-name="P1">B<text:span text:style-name="T1">2</text:span></text:p>
        </draw:circle>
        <draw:circle draw:style-name="gr1" draw:text-style-name="P2" draw:layer="layout" svg:width="1.2cm" svg:height="1.2cm" svg:x="12.635cm" svg:y="5.535cm">
          <text:p text:style-name="P1">B<text:span text:style-name="T1">3</text:span></text:p>
        </draw:circle>
        <draw:circle draw:style-name="gr1" draw:text-style-name="P2" draw:layer="layout" svg:width="1.2cm" svg:height="1.2cm" svg:x="12.635cm" svg:y="8.135cm">
          <text:p text:style-name="P1">C<text:span text:style-name="T1">2</text:span></text:p>
        </draw:circle>
        <draw:circle draw:style-name="gr1" draw:text-style-name="P2" draw:layer="layout" svg:width="1.2cm" svg:height="1.2cm" svg:x="6.535cm" svg:y="8.135cm">
          <text:p text:style-name="P1">C<text:span text:style-name="T1">1</text:span></text:p>
        </draw:circle>
        <draw:circle draw:style-name="gr2" draw:text-style-name="P1" draw:layer="layout" svg:width="1.2cm" svg:height="1.2cm" svg:x="6.535cm" svg:y="10.835cm">
          <text:p text:style-name="P1">D<text:span text:style-name="T1">1</text:span></text:p>
        </draw:circle>
        <draw:line draw:style-name="gr3" draw:text-style-name="P2" draw:layer="layout" svg:x1="9.635cm" svg:y1="4.135cm" svg:x2="7.635cm" svg:y2="5.635cm">
          <text:p text:style-name="P3"/>
        </draw:line>
        <draw:line draw:style-name="gr3" draw:text-style-name="P2" draw:layer="layout" svg:x1="10.135cm" svg:y1="4.335cm" svg:x2="10.135cm" svg:y2="5.335cm">
          <text:p text:style-name="P3"/>
        </draw:line>
        <draw:line draw:style-name="gr3" draw:text-style-name="P2" draw:layer="layout" svg:x1="10.66cm" svg:y1="4.109cm" svg:x2="12.735cm" svg:y2="5.535cm">
          <text:p text:style-name="P3"/>
        </draw:line>
        <draw:line draw:style-name="gr3" draw:text-style-name="P2" draw:layer="layout" svg:x1="7.135cm" svg:y1="7.035cm" svg:x2="7.135cm" svg:y2="8.035cm">
          <text:p text:style-name="P3"/>
        </draw:line>
        <draw:line draw:style-name="gr3" draw:text-style-name="P2" draw:layer="layout" svg:x1="7.135cm" svg:y1="9.635cm" svg:x2="7.135cm" svg:y2="10.635cm">
          <text:p text:style-name="P3"/>
        </draw:line>
        <draw:line draw:style-name="gr3" draw:text-style-name="P2" draw:layer="layout" svg:x1="13.235cm" svg:y1="7.035cm" svg:x2="13.235cm" svg:y2="8.035cm">
          <text:p text:style-name="P3"/>
        </draw:line>
        <draw:line draw:style-name="gr3" draw:text-style-name="P2" draw:layer="layout" svg:x1="12.435cm" svg:y1="8.635cm" svg:x2="7.935cm" svg:y2="8.635cm">
          <text:p text:style-name="P3"/>
        </draw:line>
        <draw:rect draw:style-name="gr4" draw:text-style-name="P4" draw:layer="layout" svg:width="2.5cm" svg:height="1.5cm" svg:x="7.235cm" svg:y="9.235cm">
          <text:p text:style-name="P3"><text:span text:style-name="T2"><text:s/></text:span><text:span text:style-name="T2">R</text:span><text:span text:style-name="T1">8</text:span><text:span text:style-name="T2">= 0.78</text:span></text:p>
        </draw:rect>
        <draw:rect draw:style-name="gr4" draw:text-style-name="P4" draw:layer="layout" svg:width="2.5cm" svg:height="1.5cm" svg:x="8.935cm" svg:y="8.435cm">
          <text:p text:style-name="P3"><text:span text:style-name="T2"><text:s/></text:span><text:span text:style-name="T2">R</text:span><text:span text:style-name="T1">7</text:span><text:span text:style-name="T2">= 0.44</text:span></text:p>
        </draw:rect>
        <draw:rect draw:style-name="gr4" draw:text-style-name="P4" draw:layer="layout" svg:width="2.5cm" svg:height="1.5cm" svg:x="7.435cm" svg:y="6.635cm">
          <text:p text:style-name="P3"><text:span text:style-name="T2">R</text:span><text:span text:style-name="T1">4</text:span><text:span text:style-name="T2">= 0.38</text:span></text:p>
        </draw:rect>
        <draw:rect draw:style-name="gr4" draw:text-style-name="P4" draw:layer="layout" svg:width="2.5cm" svg:height="1.5cm" svg:x="6.635cm" svg:y="3.735cm">
          <text:p text:style-name="P3"><text:span text:style-name="T2">R</text:span><text:span text:style-name="T1">1</text:span><text:span text:style-name="T2">= 0.25</text:span></text:p>
        </draw:rect>
        <draw:rect draw:style-name="gr4" draw:text-style-name="P4" draw:layer="layout" svg:width="2.5cm" svg:height="1.5cm" svg:x="11.335cm" svg:y="3.435cm">
          <text:p text:style-name="P3"><text:span text:style-name="T2"><text:s/></text:span><text:span text:style-name="T2">R</text:span><text:span text:style-name="T1">3</text:span><text:span text:style-name="T2">= 0.71</text:span></text:p>
        </draw:rect>
        <draw:rect draw:style-name="gr4" draw:text-style-name="P4" draw:layer="layout" svg:width="2.5cm" svg:height="1.5cm" svg:x="10.835cm" svg:y="6.635cm">
          <text:p text:style-name="P3"><text:span text:style-name="T2"><text:s/></text:span><text:span text:style-name="T2">R</text:span><text:span text:style-name="T1">5</text:span><text:span text:style-name="T2">= 0.87</text:span></text:p>
        </draw:rect>
        <draw:rect draw:style-name="gr4" draw:text-style-name="P4" draw:layer="layout" svg:width="2.5cm" svg:height="1.5cm" svg:x="10.235cm" svg:y="4.235cm">
          <text:p text:style-name="P3"><text:span text:style-name="T2">R</text:span><text:span text:style-name="T1">2</text:span><text:span text:style-name="T2"> = 0.01</text:span></text:p>
        </draw:rect>
        <draw:circle draw:style-name="gr2" draw:text-style-name="P1" draw:layer="layout" svg:width="1.2cm" svg:height="1.2cm" svg:x="12.635cm" svg:y="10.835cm">
          <text:p text:style-name="P1">D<text:span text:style-name="T1">2</text:span></text:p>
        </draw:circle>
        <draw:line draw:style-name="gr3" draw:text-style-name="P2" draw:layer="layout" svg:x1="13.235cm" svg:y1="9.635cm" svg:x2="13.235cm" svg:y2="10.635cm">
          <text:p text:style-name="P3"/>
        </draw:line>
        <draw:rect draw:style-name="gr4" draw:text-style-name="P4" draw:layer="layout" svg:width="2.5cm" svg:height="1.5cm" svg:x="13.335cm" svg:y="9.235cm">
          <text:p text:style-name="P3"><text:span text:style-name="T2"><text:s/></text:span><text:span text:style-name="T2">R</text:span><text:span text:style-name="T1">9</text:span><text:span text:style-name="T2">= 0.0</text:span></text:p>
        </draw:rect>
        <draw:circle draw:style-name="gr1" draw:text-style-name="P2" draw:layer="layout" svg:width="1.2cm" svg:height="1.2cm" svg:x="15.735cm" svg:y="8.135cm">
          <text:p text:style-name="P1">C<text:span text:style-name="T1">3</text:span></text:p>
        </draw:circle>
        <draw:rect draw:style-name="gr4" draw:text-style-name="P4" draw:layer="layout" svg:width="2.5cm" svg:height="1.5cm" svg:x="14.735cm" svg:y="6.435cm">
          <text:p text:style-name="P3"><text:span text:style-name="T2"><text:s/></text:span><text:span text:style-name="T2">R</text:span><text:span text:style-name="T1">6</text:span><text:span text:style-name="T2">= 0.15</text:span></text:p>
        </draw:rect>
        <draw:line draw:style-name="gr3" draw:text-style-name="P2" draw:layer="layout" svg:x1="13.935cm" svg:y1="6.635cm" svg:x2="15.935cm" svg:y2="8.135cm">
          <text:p text:style-name="P3"/>
        </draw:line>
        <draw:circle draw:style-name="gr2" draw:text-style-name="P1" draw:layer="layout" svg:width="1.2cm" svg:height="1.2cm" svg:x="6.535cm" svg:y="13.735cm">
          <text:p text:style-name="P1">E<text:span text:style-name="T1">1</text:span></text:p>
        </draw:circle>
        <draw:line draw:style-name="gr3" draw:text-style-name="P2" draw:layer="layout" svg:x1="7.135cm" svg:y1="12.535cm" svg:x2="7.135cm" svg:y2="13.535cm">
          <text:p text:style-name="P3"/>
        </draw:line>
        <draw:rect draw:style-name="gr4" draw:text-style-name="P4" draw:layer="layout" svg:width="2.5cm" svg:height="1.5cm" svg:x="7.235cm" svg:y="12.035cm">
          <text:p text:style-name="P3"><text:span text:style-name="T2"><text:s/></text:span><text:span text:style-name="T2">R</text:span><text:span text:style-name="T1">10</text:span><text:span text:style-name="T2">= 0.33</text:span></text:p>
        </draw:rect>
      </draw:page>
      <draw:page draw:name="page2" draw:style-name="dp1" draw:master-page-name="Default">
        <office:forms form:automatic-focus="false" form:apply-design-mode="false"/>
        <draw:circle draw:style-name="gr1" draw:text-style-name="P1" draw:layer="layout" svg:width="1.2cm" svg:height="1.2cm" svg:x="9.535cm" svg:y="2.835cm">
          <text:p text:style-name="P1">A</text:p>
        </draw:circle>
        <draw:circle draw:style-name="gr2" draw:text-style-name="P1" draw:layer="layout" svg:width="1.2cm" svg:height="1.2cm" svg:x="6.535cm" svg:y="5.635cm">
          <text:p text:style-name="P1">B<text:span text:style-name="T1">1</text:span></text:p>
        </draw:circle>
        <draw:circle draw:style-name="gr1" draw:text-style-name="P2" draw:layer="layout" svg:width="1.2cm" svg:height="1.2cm" svg:x="9.535cm" svg:y="5.535cm">
          <text:p text:style-name="P1">B<text:span text:style-name="T1">2</text:span></text:p>
        </draw:circle>
        <draw:circle draw:style-name="gr1" draw:text-style-name="P2" draw:layer="layout" svg:width="1.2cm" svg:height="1.2cm" svg:x="12.635cm" svg:y="5.535cm">
          <text:p text:style-name="P1">B<text:span text:style-name="T1">3</text:span></text:p>
        </draw:circle>
        <draw:circle draw:style-name="gr1" draw:text-style-name="P2" draw:layer="layout" svg:width="1.2cm" svg:height="1.2cm" svg:x="12.635cm" svg:y="8.135cm">
          <text:p text:style-name="P1">C<text:span text:style-name="T1">2</text:span></text:p>
        </draw:circle>
        <draw:circle draw:style-name="gr1" draw:text-style-name="P1" draw:layer="layout" svg:width="1.2cm" svg:height="1.2cm" svg:x="6.535cm" svg:y="8.135cm">
          <text:p text:style-name="P3">C<text:span text:style-name="T3">a</text:span><text:span text:style-name="T1">1</text:span></text:p>
        </draw:circle>
        <draw:circle draw:style-name="gr2" draw:text-style-name="P1" draw:layer="layout" svg:width="1.2cm" svg:height="1.2cm" svg:x="6.535cm" svg:y="10.835cm">
          <text:p text:style-name="P1">D<text:span text:style-name="T3">a</text:span><text:span text:style-name="T4">1</text:span></text:p>
        </draw:circle>
        <draw:line draw:style-name="gr3" draw:text-style-name="P2" draw:layer="layout" svg:x1="9.635cm" svg:y1="4.135cm" svg:x2="7.635cm" svg:y2="5.635cm">
          <text:p text:style-name="P3"/>
        </draw:line>
        <draw:line draw:style-name="gr3" draw:text-style-name="P2" draw:layer="layout" svg:x1="10.135cm" svg:y1="4.335cm" svg:x2="10.135cm" svg:y2="5.335cm">
          <text:p text:style-name="P3"/>
        </draw:line>
        <draw:line draw:style-name="gr3" draw:text-style-name="P2" draw:layer="layout" svg:x1="10.66cm" svg:y1="4.109cm" svg:x2="12.735cm" svg:y2="5.535cm">
          <text:p text:style-name="P3"/>
        </draw:line>
        <draw:line draw:style-name="gr3" draw:text-style-name="P2" draw:layer="layout" svg:x1="7.135cm" svg:y1="7.035cm" svg:x2="7.135cm" svg:y2="8.035cm">
          <text:p text:style-name="P3"/>
        </draw:line>
        <draw:line draw:style-name="gr3" draw:text-style-name="P2" draw:layer="layout" svg:x1="7.135cm" svg:y1="9.635cm" svg:x2="7.135cm" svg:y2="10.635cm">
          <text:p text:style-name="P3"/>
        </draw:line>
        <draw:line draw:style-name="gr3" draw:text-style-name="P2" draw:layer="layout" svg:x1="13.235cm" svg:y1="7.035cm" svg:x2="13.235cm" svg:y2="8.035cm">
          <text:p text:style-name="P3"/>
        </draw:line>
        <draw:rect draw:style-name="gr4" draw:text-style-name="P4" draw:layer="layout" svg:width="2.5cm" svg:height="1.5cm" svg:x="4.335cm" svg:y="9.235cm">
          <text:p text:style-name="P3"><text:span text:style-name="T2"><text:s/></text:span><text:span text:style-name="T2">R</text:span><text:span text:style-name="T1">8</text:span><text:span text:style-name="T2">= 0.78</text:span></text:p>
        </draw:rect>
        <draw:rect draw:style-name="gr4" draw:text-style-name="P4" draw:layer="layout" svg:width="2.5cm" svg:height="1.5cm" svg:x="10.035cm" svg:y="8.535cm">
          <text:p text:style-name="P3"><text:span text:style-name="T2"><text:s/></text:span><text:span text:style-name="T2">R</text:span><text:span text:style-name="T1">7</text:span><text:span text:style-name="T2">= 0.44</text:span></text:p>
        </draw:rect>
        <draw:rect draw:style-name="gr4" draw:text-style-name="P4" draw:layer="layout" svg:width="2.5cm" svg:height="1.5cm" svg:x="7.435cm" svg:y="6.635cm">
          <text:p text:style-name="P3"><text:span text:style-name="T2">R</text:span><text:span text:style-name="T1">4</text:span><text:span text:style-name="T2">= 0.38</text:span></text:p>
        </draw:rect>
        <draw:rect draw:style-name="gr4" draw:text-style-name="P4" draw:layer="layout" svg:width="2.5cm" svg:height="1.5cm" svg:x="6.635cm" svg:y="3.735cm">
          <text:p text:style-name="P3"><text:span text:style-name="T2">R</text:span><text:span text:style-name="T1">1</text:span><text:span text:style-name="T2">= 0.21</text:span></text:p>
        </draw:rect>
        <draw:rect draw:style-name="gr4" draw:text-style-name="P4" draw:layer="layout" svg:width="2.5cm" svg:height="1.5cm" svg:x="11.335cm" svg:y="3.435cm">
          <text:p text:style-name="P3"><text:span text:style-name="T2"><text:s/></text:span><text:span text:style-name="T2">R</text:span><text:span text:style-name="T1">3</text:span><text:span text:style-name="T2">= 0.67</text:span></text:p>
        </draw:rect>
        <draw:rect draw:style-name="gr4" draw:text-style-name="P4" draw:layer="layout" svg:width="2.5cm" svg:height="1.5cm" svg:x="10.835cm" svg:y="6.635cm">
          <text:p text:style-name="P3"><text:span text:style-name="T2"><text:s/></text:span><text:span text:style-name="T2">R</text:span><text:span text:style-name="T1">5</text:span><text:span text:style-name="T2">= 0.87</text:span></text:p>
        </draw:rect>
        <draw:rect draw:style-name="gr4" draw:text-style-name="P4" draw:layer="layout" svg:width="2.5cm" svg:height="1.5cm" svg:x="10.235cm" svg:y="4.235cm">
          <text:p text:style-name="P3"><text:span text:style-name="T2">R</text:span><text:span text:style-name="T1">2</text:span><text:span text:style-name="T2"> = 0.01</text:span></text:p>
        </draw:rect>
        <draw:circle draw:style-name="gr2" draw:text-style-name="P1" draw:layer="layout" svg:width="1.2cm" svg:height="1.2cm" svg:x="12.635cm" svg:y="10.835cm">
          <text:p text:style-name="P1">D<text:span text:style-name="T1">2</text:span></text:p>
        </draw:circle>
        <draw:line draw:style-name="gr3" draw:text-style-name="P2" draw:layer="layout" svg:x1="13.235cm" svg:y1="9.635cm" svg:x2="13.235cm" svg:y2="10.635cm">
          <text:p text:style-name="P3"/>
        </draw:line>
        <draw:rect draw:style-name="gr4" draw:text-style-name="P4" draw:layer="layout" svg:width="2.5cm" svg:height="1.5cm" svg:x="13.335cm" svg:y="9.235cm">
          <text:p text:style-name="P3"><text:span text:style-name="T2"><text:s/></text:span><text:span text:style-name="T2">R</text:span><text:span text:style-name="T1">9</text:span><text:span text:style-name="T2">= 0.0</text:span></text:p>
        </draw:rect>
        <draw:circle draw:style-name="gr1" draw:text-style-name="P2" draw:layer="layout" svg:width="1.2cm" svg:height="1.2cm" svg:x="15.735cm" svg:y="8.135cm">
          <text:p text:style-name="P1">C<text:span text:style-name="T1">3</text:span></text:p>
        </draw:circle>
        <draw:rect draw:style-name="gr4" draw:text-style-name="P4" draw:layer="layout" svg:width="2.5cm" svg:height="1.5cm" svg:x="14.735cm" svg:y="6.435cm">
          <text:p text:style-name="P3"><text:span text:style-name="T2"><text:s/></text:span><text:span text:style-name="T2">R</text:span><text:span text:style-name="T1">6</text:span><text:span text:style-name="T2">= 0.15</text:span></text:p>
        </draw:rect>
        <draw:line draw:style-name="gr3" draw:text-style-name="P2" draw:layer="layout" svg:x1="13.935cm" svg:y1="6.635cm" svg:x2="15.935cm" svg:y2="8.135cm">
          <text:p text:style-name="P3"/>
        </draw:line>
        <draw:circle draw:style-name="gr2" draw:text-style-name="P1" draw:layer="layout" svg:width="1.2cm" svg:height="1.2cm" svg:x="6.535cm" svg:y="13.735cm">
          <text:p text:style-name="P3">E<text:span text:style-name="T3">b</text:span><text:span text:style-name="T4">1</text:span></text:p>
        </draw:circle>
        <draw:line draw:style-name="gr3" draw:text-style-name="P2" draw:layer="layout" svg:x1="7.135cm" svg:y1="12.535cm" svg:x2="7.135cm" svg:y2="13.535cm">
          <text:p text:style-name="P3"/>
        </draw:line>
        <draw:rect draw:style-name="gr4" draw:text-style-name="P4" draw:layer="layout" svg:width="2.5cm" svg:height="1.5cm" svg:x="4.335cm" svg:y="12.035cm">
          <text:p text:style-name="P3"><text:span text:style-name="T2"><text:s/></text:span><text:span text:style-name="T2">R</text:span><text:span text:style-name="T1">10</text:span><text:span text:style-name="T2">= 0.33</text:span></text:p>
        </draw:rect>
        <draw:circle draw:style-name="gr1" draw:text-style-name="P1" draw:layer="layout" svg:width="1.2cm" svg:height="1.2cm" svg:x="8.335cm" svg:y="8.135cm">
          <text:p text:style-name="P3">C<text:span text:style-name="T3">b</text:span><text:span text:style-name="T4">1</text:span></text:p>
        </draw:circle>
        <draw:circle draw:style-name="gr2" draw:text-style-name="P1" draw:layer="layout" svg:width="1.2cm" svg:height="1.2cm" svg:x="8.335cm" svg:y="10.835cm">
          <text:p text:style-name="P3">D<text:span text:style-name="T3">b</text:span><text:span text:style-name="T4">1</text:span></text:p>
        </draw:circle>
        <draw:line draw:style-name="gr3" draw:text-style-name="P2" draw:layer="layout" svg:x1="8.935cm" svg:y1="9.635cm" svg:x2="8.935cm" svg:y2="10.635cm">
          <text:p text:style-name="P3"/>
        </draw:line>
        <draw:circle draw:style-name="gr2" draw:text-style-name="P1" draw:layer="layout" svg:width="1.2cm" svg:height="1.2cm" svg:x="8.335cm" svg:y="13.735cm">
          <text:p text:style-name="P3">E<text:span text:style-name="T3">b</text:span><text:span text:style-name="T4">1</text:span></text:p>
        </draw:circle>
        <draw:line draw:style-name="gr3" draw:text-style-name="P2" draw:layer="layout" svg:x1="8.935cm" svg:y1="12.535cm" svg:x2="8.935cm" svg:y2="13.535cm">
          <text:p text:style-name="P3"/>
        </draw:line>
        <draw:line draw:style-name="gr3" draw:text-style-name="P2" draw:layer="layout" svg:x1="12.335cm" svg:y1="8.635cm" svg:x2="9.835cm" svg:y2="8.63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2-07T10:42:19</meta:creation-date>
    <dc:date>2007-05-03T14:23:23</dc:date>
    <dc:language>en-US</dc:language>
    <meta:editing-cycles>18</meta:editing-cycles>
    <meta:editing-duration>P2DT2H15M21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